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73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6917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PageStyle_5f_Lista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Lista" table:style-name="ta1" table:protected="true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Cognome</text:p>
          </table:table-cell>
          <table:table-cell table:style-name="ce1" office:value-type="string">
            <text:p>Indirizzo</text:p>
          </table:table-cell>
          <table:table-cell table:style-name="ce1" office:value-type="string">
            <text:p>CAP</text:p>
          </table:table-cell>
          <table:table-cell table:style-name="ce1" office:value-type="string">
            <text:p>Città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Sesso</text:p>
          </table:table-cell>
          <table:table-cell table:number-columns-repeated="249"/>
        </table:table-row>
        <table:table-row table:style-name="ro1">
          <table:table-cell office:value-type="string">
            <text:p>Mario</text:p>
          </table:table-cell>
          <table:table-cell office:value-type="string">
            <text:p>Bianchi</text:p>
          </table:table-cell>
          <table:table-cell office:value-type="string">
            <text:p>Via Roma, 3</text:p>
          </table:table-cell>
          <table:table-cell office:value-type="float" office:value="39100">
            <text:p>39100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string">
            <text:p>M</text:p>
          </table:table-cell>
          <table:table-cell table:number-columns-repeated="249"/>
        </table:table-row>
        <table:table-row table:style-name="ro1">
          <table:table-cell office:value-type="string">
            <text:p>Andrea</text:p>
          </table:table-cell>
          <table:table-cell office:value-type="string">
            <text:p>Rossi</text:p>
          </table:table-cell>
          <table:table-cell office:value-type="string">
            <text:p>Via Palermo, 5</text:p>
          </table:table-cell>
          <table:table-cell office:value-type="float" office:value="39100">
            <text:p>39100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string">
            <text:p>M</text:p>
          </table:table-cell>
          <table:table-cell table:number-columns-repeated="249"/>
        </table:table-row>
        <table:table-row table:style-name="ro1">
          <table:table-cell office:value-type="string">
            <text:p>Angela</text:p>
          </table:table-cell>
          <table:table-cell office:value-type="string">
            <text:p>Verdi</text:p>
          </table:table-cell>
          <table:table-cell office:value-type="string">
            <text:p>Via Marconi, 2</text:p>
          </table:table-cell>
          <table:table-cell office:value-type="float" office:value="39050">
            <text:p>39050</text:p>
          </table:table-cell>
          <table:table-cell office:value-type="string">
            <text:p>Laives</text:p>
          </table:table-cell>
          <table:table-cell office:value-type="string">
            <text:p>BZ</text:p>
          </table:table-cell>
          <table:table-cell office:value-type="string">
            <text:p>F</text:p>
          </table:table-cell>
          <table:table-cell table:number-columns-repeated="249"/>
        </table:table-row>
        <table:table-row table:style-name="ro1">
          <table:table-cell office:value-type="string">
            <text:p>Roberto</text:p>
          </table:table-cell>
          <table:table-cell office:value-type="string">
            <text:p>Neri</text:p>
          </table:table-cell>
          <table:table-cell office:value-type="string">
            <text:p>Corso Italia, 5</text:p>
          </table:table-cell>
          <table:table-cell office:value-type="float" office:value="39100">
            <text:p>39100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string">
            <text:p>M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9">19/07/2006</text:date>, <text:time>20.38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Lista" style:display-name="PageStyle_List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21T22:16:10</meta:creation-date>
    <dc:creator>Marco</dc:creator>
    <dc:date>2006-05-21T22:27:37</dc:date>
    <meta:print-date>2006-07-19T20:37:54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5"/>
  </office:meta>
</office:document-meta>
</file>